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5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. Jastrow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1894</text:p>
      <text:p text:style-name="P4">Month<text:tab/><text:tab/><text:tab/><text:tab/><text:tab/><text:tab/>March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Rev. S. Morais/</text:p>
      <text:p text:style-name="P2"><text:tab/>546 N 5th Str/</text:p>
      <text:p text:style-name="P2"><text:tab/><text:tab/>Pha/</text:p>
      <text:p text:style-name="P2"/>
      <text:p text:style-name="P2">[Page 2]</text:p>
      <text:p text:style-name="P2">Dear Friend! <text:s/>Rev. Dr Felsenthal, of Chicago, wrote me that/ he was going to order the 10th volume of Schorr's/ [Hebrew] for himself and such friends as might desire/ it. <text:s/>I ordered one copy for myself, if you want/ one, please write a postal card to Dr B./ Felsenthal 237 S Desplaines Str. Chicago Ill./ <text:s/>With cordial greetings/ Yours/ M Jastrow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4:53:12.06</meta:creation-date>
    <meta:document-statistic meta:table-count="0" meta:image-count="0" meta:object-count="0" meta:page-count="2" meta:paragraph-count="66" meta:word-count="236" meta:character-count="1654"/>
    <dc:date>2011-12-20T14:56:26.87</dc:date>
    <dc:creator>Penn Libraries</dc:creator>
    <meta:editing-duration>PT00H03M14S</meta:editing-duration>
    <meta:editing-cycles>1</meta:editing-cycles>
    <meta:generator>OpenOffice.org/3.2$Win32 OpenOffice.org_project/320m12$Build-9483</meta:generator>
  </office:meta>
</office:document-meta>
</file>